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9B0000009B3A8C7FB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P3" style:family="paragraph">
      <loext:graphic-properties draw:fill="none" draw:fill-color="#ffffff"/>
      <style:text-properties style:font-name="DejaVu Sans Mono" fo:font-size="22pt" style:font-size-asian="20pt" style:font-size-complex="20pt"/>
    </style:style>
    <style:style style:name="T1" style:family="text">
      <style:text-properties style:font-name="DejaVu Sans Mono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66cm" svg:height="5.466cm" svg:x="8.332cm" svg:y="6.086cm">
          <draw:image xlink:href="Pictures/100000000000009B0000009B3A8C7FBE.png" xlink:type="simple" xlink:show="embed" xlink:actuate="onLoad" draw:mime-type="image/png">
            <text:p/>
          </draw:image>
        </draw:frame>
        <draw:frame draw:style-name="gr2" draw:text-style-name="P3" draw:layer="layout" svg:width="5.632cm" svg:height="1.153cm" svg:x="8.249cm" svg:y="11.406cm">
          <draw:text-box>
            <text:p text:style-name="P2"><text:span text:style-name="T1">ramalho.or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11:03:43.977866000</meta:creation-date>
    <dc:date>2025-04-30T21:03:51.336185000</dc:date>
    <meta:editing-duration>PT9H49M25S</meta:editing-duration>
    <meta:editing-cycles>1</meta:editing-cycles>
    <meta:document-statistic meta:object-count="2"/>
    <meta:generator>LibreOffice/25.2.1.2$MacOSX_AARCH64 LibreOffice_project/d3abf4aee5fd705e4a92bba33a32f40bc4e56f49</meta:generator>
  </office:meta>
</office:document-meta>
</file>